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TestRedirecto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TestRedirector.setFilterConfig( FilterConfig th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Redirector.getFil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Redirector.doFilter( ServletRequest theRequest , ServletResponse theResponse , FilterChain the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terTestRedirector.init( FilterConfig th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